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k Rib Stock</text:p>
      <text:p text:style-name="P1"/>
      <text:p text:style-name="P2">3ltr Coke</text:p>
      <text:p text:style-name="P2">3ltr Beer</text:p>
      <text:p text:style-name="P2">100g Coriander Seeds</text:p>
      <text:p text:style-name="P2">2 x cinnamon</text:p>
      <text:p text:style-name="P2">2 x Star anaise</text:p>
      <text:p text:style-name="P2">100g Peppercorn</text:p>
      <text:p text:style-name="P2">1 x Rib Sauce Bottle</text:p>
      <text:p text:style-name="P2">100g Fennel Seeds</text:p>
      <text:p text:style-name="P2">125g Paprika</text:p>
      <text:p text:style-name="P2">Water to cover rib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orse</meta:initial-creator>
    <meta:creation-date>2020-07-30T17:51:43.73</meta:creation-date>
    <meta:document-statistic meta:table-count="0" meta:image-count="0" meta:object-count="0" meta:page-count="1" meta:paragraph-count="11" meta:word-count="33" meta:character-count="163"/>
    <dc:date>2020-07-30T18:00:13.87</dc:date>
    <dc:creator>Harry Morse</dc:creator>
    <meta:editing-duration>PT8M30S</meta:editing-duration>
    <meta:editing-cycles>1</meta:editing-cycles>
    <meta:generator>OpenOffice/4.1.1$Win32 OpenOffice.org_project/411m6$Build-9775</meta:generator>
  </office:meta>
</office:document-meta>
</file>